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T1" style:family="text">
      <style:text-properties officeooo:rsid="001849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3"/>
      <text:p text:style-name="P3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3">A +B =&gt; 2</text:p>
      <text:p text:style-name="P3">2 +1 +10 +2 +2 = 17 min 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06-29T23:06:20.415024907</dc:date>
    <meta:editing-duration>PT57M1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09" meta:character-count="471" meta:non-whitespace-character-count="364"/>
  </office:meta>
</office:document-meta>
</file>